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i Barbra,</text:p>
      <text:p text:style-name="Normal">I chose to comment on your post as we are coming from similar backgrounds in Education. I also see some differences in the school culture. However, I have also seen/heard of schools that run on a “Family” power orientated culture.</text:p>
      <text:p text:style-name="Normal"/>
      <text:p text:style-name="Normal">It is interesting that your school has been trying to move away from this culture.<text:s/></text:p>
      <text:p text:style-name="Normal">Is there a reason why<text:s/>there should be a change?<text:s/></text:p>
      <text:p text:style-name="Normal">Has it been addressed in<text:s/>staff<text:s/>meetings?<text:s/></text:p>
      <text:p text:style-name="Normal">Is the change being led by the director or the staff as a whole?</text:p>
      <text:p text:style-name="Normal"/>
      <text:p text:style-name="Normal">I ask these questions based on some of the readings we have done eg the power distance map from Hofstede.<text:s/></text:p>
      <text:p text:style-name="Normal"/>
      <text:p text:style-name="Normal">From the directors point of view this might be seen as a loss of power and control of the school, and it would be interesting to know if he is open to that.</text:p>
      <text:p text:style-name="Normal"/>
      <text:p text:style-name="Normal">Best wishes,</text:p>
      <text:p text:style-name="Normal">Canic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nice Maher</meta:initial-creator>
    <dc:creator>Canice Maher</dc:creator>
    <meta:creation-date>2018-03-25T18:13:00Z</meta:creation-date>
    <dc:date>2018-03-25T18:27:00Z</dc:date>
    <meta:template xlink:href="Normal" xlink:type="simple"/>
    <meta:editing-cycles>1</meta:editing-cycles>
    <meta:editing-duration>PT840S</meta:editing-duration>
    <meta:document-statistic meta:page-count="1" meta:paragraph-count="1" meta:word-count="115" meta:character-count="770" meta:row-count="5" meta:non-whitespace-character-count="656"/>
  </office:meta>
</office:document-meta>
</file>